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fo:font-weight="bold" officeooo:rsid="000f0af9" officeooo:paragraph-rsid="000f0af9" style:font-size-asian="12pt" style:font-weight-asian="bold" style:font-size-complex="12pt" style:font-weight-complex="bold"/>
    </style:style>
    <style:style style:name="P2" style:family="paragraph" style:parent-style-name="Standard">
      <style:text-properties fo:font-size="12pt" fo:font-weight="bold" officeooo:rsid="000f0af9" officeooo:paragraph-rsid="001acf0a" style:font-size-asian="12pt" style:font-weight-asian="bold" style:font-size-complex="12pt" style:font-weight-complex="bold"/>
    </style:style>
    <style:style style:name="P3" style:family="paragraph" style:parent-style-name="Standard">
      <style:text-properties fo:font-size="12pt" fo:font-weight="bold" officeooo:rsid="001b88c7" officeooo:paragraph-rsid="001b88c7" style:font-size-asian="12pt" style:font-weight-asian="bold" style:font-size-complex="12pt" style:font-weight-complex="bold"/>
    </style:style>
    <style:style style:name="P4" style:family="paragraph" style:parent-style-name="Standard">
      <style:text-properties fo:font-size="12pt" fo:font-weight="normal" officeooo:rsid="00113d1d" officeooo:paragraph-rsid="00113d1d" style:font-size-asian="12pt" style:font-weight-asian="normal" style:font-size-complex="12pt" style:font-weight-complex="normal"/>
    </style:style>
    <style:style style:name="P5" style:family="paragraph" style:parent-style-name="Standard">
      <style:text-properties fo:font-size="18pt" style:text-underline-style="solid" style:text-underline-width="auto" style:text-underline-color="font-color" fo:font-weight="bold" officeooo:rsid="000f0af9" officeooo:paragraph-rsid="000f0af9" style:font-size-asian="18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13d1d" style:font-weight-asian="normal" style:font-weight-complex="normal"/>
    </style:style>
    <style:style style:name="T3" style:family="text">
      <style:text-properties fo:font-weight="normal" officeooo:rsid="0012b422" style:font-weight-asian="normal" style:font-weight-complex="normal"/>
    </style:style>
    <style:style style:name="T4" style:family="text">
      <style:text-properties fo:font-weight="normal" officeooo:rsid="0012f885" style:font-weight-asian="normal" style:font-weight-complex="normal"/>
    </style:style>
    <style:style style:name="T5" style:family="text">
      <style:text-properties fo:font-weight="normal" officeooo:rsid="00140809" style:font-weight-asian="normal" style:font-weight-complex="normal"/>
    </style:style>
    <style:style style:name="T6" style:family="text">
      <style:text-properties fo:font-weight="normal" officeooo:rsid="00142063" style:font-weight-asian="normal" style:font-weight-complex="normal"/>
    </style:style>
    <style:style style:name="T7" style:family="text">
      <style:text-properties fo:font-weight="normal" officeooo:rsid="0015f54e" style:font-weight-asian="normal" style:font-weight-complex="normal"/>
    </style:style>
    <style:style style:name="T8" style:family="text">
      <style:text-properties fo:font-weight="normal" officeooo:rsid="0017a2a7" style:font-weight-asian="normal" style:font-weight-complex="normal"/>
    </style:style>
    <style:style style:name="T9" style:family="text">
      <style:text-properties fo:font-weight="normal" officeooo:rsid="0018a2fb" style:font-weight-asian="normal" style:font-weight-complex="normal"/>
    </style:style>
    <style:style style:name="T10" style:family="text">
      <style:text-properties fo:font-weight="normal" officeooo:rsid="0019226a" style:font-weight-asian="normal" style:font-weight-complex="normal"/>
    </style:style>
    <style:style style:name="T11" style:family="text">
      <style:text-properties fo:font-weight="normal" officeooo:rsid="0019e655" style:font-weight-asian="normal" style:font-weight-complex="normal"/>
    </style:style>
    <style:style style:name="T12" style:family="text">
      <style:text-properties fo:font-weight="normal" officeooo:rsid="001acf0a" style:font-weight-asian="normal" style:font-weight-complex="normal"/>
    </style:style>
    <style:style style:name="T13" style:family="text">
      <style:text-properties fo:font-weight="normal" officeooo:rsid="001b88c7" style:font-weight-asian="normal" style:font-weight-complex="normal"/>
    </style:style>
    <style:style style:name="T14" style:family="text">
      <style:text-properties fo:font-weight="normal" officeooo:rsid="00113d1d" fo:background-color="#ffff00" loext:char-shading-value="0" style:font-weight-asian="normal" style:font-weight-complex="normal"/>
    </style:style>
    <style:style style:name="T15" style:family="text">
      <style:text-properties officeooo:rsid="00113d1d"/>
    </style:style>
    <style:style style:name="T16" style:family="text">
      <style:text-properties officeooo:rsid="00113d1d" fo:background-color="#ffff00" loext:char-shading-value="0"/>
    </style:style>
    <style:style style:name="T17" style:family="text">
      <style:text-properties officeooo:rsid="001b88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xamen Legislación 2016/2017:</text:p>
      <text:p text:style-name="P1"/>
      <text:p text:style-name="P1">1)</text:p>
      <text:p text:style-name="P1">a)¿Qué es un estándar?</text:p>
      <text:p text:style-name="P1"><text:tab/><text:span text:style-name="T2">Un estándar es una norma o especificación sobre criterios técnicos o de ingenirería, métodos, procesos o prácticas, generalmente establecidos a través del acuerdo de partes interesadas en el tema.</text:span></text:p>
      <text:p text:style-name="P1">b)¿Qué condiciones debe cumplir un estándar para considerarse completamente abierto?</text:p>
      <text:p text:style-name="P1"><text:tab/><text:span text:style-name="T2">Ha de siponer su especificación de forma pública, ha de ser inclusivo y haber sido desarrollado y estar mantenido en un proceso de estandarización abierto. Todo el que esté interesado ha de poder implementarlo sin ninguna restricción ni pago.</text:span></text:p>
      <text:p text:style-name="P1"/>
      <text:p text:style-name="P1">2)</text:p>
      <text:p text:style-name="P1">a)¿Cuál es la organización principal que se ocupa de los estándares web?</text:p>
      <text:p text:style-name="P4"><text:tab/>La W3C (World Wide Web Consortium)</text:p>
      <text:p text:style-name="P1">b)Nombra dos apartados típicos del documento de un estándar y explica brevemente qué suenen contener.</text:p>
      <text:p text:style-name="P1"><text:tab/><text:span text:style-name="T2">Alcance: Determina qué materia está cubierta por el estándar y qué no, además determina cuáles son los objetivos principales del estándar.</text:span></text:p>
      <text:p text:style-name="P1"><text:span text:style-name="T2"><text:tab/>Definiciones: Sirve para definir y especificar los términos del documento de forma no ambigua, un documento de este tipo requiere que todos los términos estén expresados de forma concreta.</text:span></text:p>
      <text:p text:style-name="P1"/>
      <text:p text:style-name="P1">3)</text:p>
      <text:p text:style-name="P1">a)Un estándar de facto es aquel…</text:p>
      <text:p text:style-name="P1"><text:tab/>-Creado por varias organizaciones en un proceso democrático.</text:p>
      <text:p text:style-name="P1"><text:tab/><text:span text:style-name="T16">(</text:span><text:span text:style-name="T14">Correcta</text:span><text:span text:style-name="T16">)</text:span><text:span text:style-name="T15"> </text:span>Que se empieza a usar por todo el mundo espontáneamente.</text:p>
      <text:p text:style-name="P1"><text:tab/>-Que debe ser aplicado porque lo obliga alguna ley, decreto o norma.</text:p>
      <text:p text:style-name="P1">b) Comenta el proceso de definición de un estándar de alguno de los organismos de estandarización que desarrollan estándares relacionados con la informática.</text:p>
      <text:p text:style-name="P1"><text:tab/><text:span text:style-name="T3">ISO:</text:span></text:p>
      <text:p text:style-name="P1"><text:span text:style-name="T3"><text:tab/><text:tab/>-Fase de propuesta. Confirmar que una nueva norma es necesaria.</text:span></text:p>
      <text:p text:style-name="P1"><text:span text:style-name="T3"><text:tab/><text:tab/>-Fase preparatoria: Preparar borrador.</text:span></text:p>
      <text:p text:style-name="P1"><text:span text:style-name="T3"><text:tab/><text:tab/>-Consulta a los miembros del comité para que voten.</text:span></text:p>
      <text:p text:style-name="P1"><text:span text:style-name="T3"><text:tab/><text:tab/>-Fase de aprobación.</text:span></text:p>
      <text:p text:style-name="P1"><text:span text:style-name="T3"><text:tab/><text:tab/>-Fase de publicación.</text:span></text:p>
      <text:p text:style-name="P1"/>
      <text:p text:style-name="P1">4)¿Qué utilidad tiene la certificación del cumplimiento de estándares para…</text:p>
      <text:p text:style-name="P1"><text:tab/>a)el comprador?</text:p>
      <text:p text:style-name="P1"><text:tab/>b)el fabricante?</text:p>
      <text:p text:style-name="P1"><text:tab/>c)una compañía de seguros?</text:p>
      <text:p text:style-name="P1"><text:tab/>d)un ayuntamiento?</text:p>
      <text:p text:style-name="P1"/>
      <text:p text:style-name="P1">5) Extracto del estándar ISO/IEC 7498-1 / ITU-T X200:</text:p>
      <text:p text:style-name="P1">Pon un ejemplo de proceso de aplicación infomatizado que pueda encajar en b) sustituyendo &lt;...&gt;</text:p>
      <text:p text:style-name="P1"><text:tab/><text:span text:style-name="T4">Un programa Fortran ejecutado en un centro informático y que accede a una base de datos distante es un proceso de aplicación informatizado.</text:span></text:p>
      <text:p text:style-name="P1"><text:span text:style-name="T4"/></text:p>
      <text:p text:style-name="P1">6)</text:p>
      <text:p text:style-name="P1">a)¿Qué es un proceso de contratación pública?</text:p>
      <text:p text:style-name="P1"><text:soft-page-break/><text:tab/><text:span text:style-name="T5">Es el procedimiento por el cual un ente del sector público selecciona a la persona física o jurídica que tiene que ejecutar una obra, prestar un servicio o suministrar un bien, para satisfacer una finalidad pública.</text:span></text:p>
      <text:p text:style-name="P1">b)¿Se considera la firma electrónica equivalente a la firma física?</text:p>
      <text:p text:style-name="P1"><text:tab/><text:span text:style-name="T6">Sólo si es de tipo reconocida, para ello debe cumplir ciertas condiciones como indentificar el firmante, verificar la integridad, etc.</text:span></text:p>
      <text:p text:style-name="P1"><text:span text:style-name="T6"/></text:p>
      <text:p text:style-name="P1">7)Si vemos la siguiente cláusula… ¿Qué podemos decir acerca de la propiedad intelectual de lo desarrollado bajo ese contrato?</text:p>
      <text:p text:style-name="P1"><text:tab/><text:span text:style-name="T7">Es un software que se encuentra bajo una licencia Copuleft, ya que como pone en el contrato se premite la modificación del código pero en este caso define las condiciones bajo las cuales puede llevarse a cabo esta modificación. Por lo tanto los derechos de autor los tiene el proveedor ya que es el autor del código pero permite su uso bajo una licencia Copyleft</text:span></text:p>
      <text:p text:style-name="P1"/>
      <text:p text:style-name="P1">8)</text:p>
      <text:p text:style-name="P1">a)¿Qué poderes indentifica la separación moderna?Relaciona cada una de las instituciones españolas con el poder correspondiente.</text:p>
      <text:p text:style-name="P1"><text:tab/><text:span text:style-name="T8">-Poder Legislativo: Encargado de hacer las leyes. En España es el congreso de los diputados.</text:span></text:p>
      <text:p text:style-name="P1"><text:span text:style-name="T8"><text:tab/>-Poder Ejecutivo: Quien gobierna de acuerdo a las leyes vigentes. En España el Gobierno.</text:span></text:p>
      <text:p text:style-name="P1"><text:span text:style-name="T8"><text:tab/>-Poder Judicial: Quien se encarga de que se cumplan las leyes. Juzgados y tribunales.</text:span></text:p>
      <text:p text:style-name="P1">b)¿Qué es la jurisprundencia?</text:p>
      <text:p text:style-name="P1"><text:tab/><text:span text:style-name="T9">Conjunto de decisiones de los tribunales sobre una materia determinada, de las cuales se puede extraer la interpretación dada por los jueces a una situación concreta.</text:span></text:p>
      <text:p text:style-name="P1"><text:span text:style-name="T9"/></text:p>
      <text:p text:style-name="P1">9)</text:p>
      <text:p text:style-name="P1">a)¿Cuál es la diferencia principal entre los derechos de autor y las patentes?</text:p>
      <text:p text:style-name="P1"><text:tab/><text:span text:style-name="T10">Los derechos de autor protegen los trabajo originales de los autores, mientras que las patentes de invento protegen los inventos y descubrimientos.</text:span></text:p>
      <text:p text:style-name="P1"><text:span text:style-name="T10"><text:tab/>Las ideas y los descubrimientos no están protegidos por la ley de derechos de autor.</text:span></text:p>
      <text:p text:style-name="P1">b)¿Qué es una non-practising entity(NPE), también conocida como patent troll?</text:p>
      <text:p text:style-name="P2"><text:tab/><text:span text:style-name="T11">Son organizaciones que patentan cosas extensamente utilizadas con el objetivo de denunciar y reclamar dinero a otras empresas y organizaciones que hacen uso de ellas.</text:span></text:p>
      <text:p text:style-name="P2"><text:tab/></text:p>
      <text:p text:style-name="P1">10)</text:p>
      <text:p text:style-name="P1">a)Diferencia principal entre la licencia GNU GPL y GNU LGPL</text:p>
      <text:p text:style-name="P1"><text:tab/><text:span text:style-name="T12">La principal diferencia entre la GPL y la LGPL es que la última puede enlazarse a (en el caso de una biblioteca, ‘ser utilizada por’) un programa no-GPL, que puede ser software libre o software no libre. La GNU LGPL versión 3 se presenta como un conjunto de permisos añadidos a la GNU GPL.</text:span></text:p>
      <text:p text:style-name="P1">b)En la LOPD, ¿Cuales son los derechos de las personas (con respecto a sus datos)?</text:p>
      <text:p text:style-name="P1"><text:tab/><text:span text:style-name="T17">-</text:span><text:span text:style-name="T13">Derecho de acceso: Solicitar información sobre nuestros propios datos.</text:span></text:p>
      <text:p text:style-name="P1"><text:span text:style-name="T13"><text:tab/>-Derecho de rectificación y cancelación: Rectificar o cancelar permiso sobre el tratamiento de nuestros datos.</text:span></text:p>
      <text:p text:style-name="P1"><text:span text:style-name="T13"><text:tab/>-Derecho de oposición: Denegar el tratamiento de nuestros datos sin nuestro consentimientos.</text:span></text:p>
      <text:p text:style-name="P1"><text:span text:style-name="T13"><text:tab/>-Derecho de impugnación de valoraciones: Derecho a no vernos sometidos a una decisión que tenga efectos jurídicos o que nos afecte de manera significativa cuando estas se basen exclusivamente en un tratamiento de nuestros datos.</text:span></text:p>
      <text:p text:style-name="P3"><text:span text:style-name="T1"><text:tab/>-Derecho de consulta del registro.</text:span></text:p>
      <text:p text:style-name="P3"><text:span text:style-name="T1"><text:tab/>-Derecho de indemnización: Si se violan nuestros derechos tenemos derecho a indemnizac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13:13:46.457838060</meta:creation-date>
    <dc:date>2017-06-04T13:54:17.074580778</dc:date>
    <meta:editing-duration>PT28M23S</meta:editing-duration>
    <meta:editing-cycles>14</meta:editing-cycles>
    <meta:generator>LibreOffice/5.3.3.2$Linux_X86_64 LibreOffice_project/30m0$Build-2</meta:generator>
    <meta:document-statistic meta:table-count="0" meta:image-count="0" meta:object-count="0" meta:page-count="2" meta:paragraph-count="63" meta:word-count="830" meta:character-count="5324" meta:non-whitespace-character-count="4514"/>
  </office:meta>
</office:document-meta>
</file>